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d516" officeooo:paragraph-rsid="0006d516"/>
    </style:style>
    <style:style style:name="P2" style:family="paragraph" style:parent-style-name="Standard">
      <style:paragraph-properties fo:text-align="start" style:justify-single-word="false"/>
      <style:text-properties officeooo:rsid="0006d516" officeooo:paragraph-rsid="0008d08a"/>
    </style:style>
    <style:style style:name="P3" style:family="paragraph" style:parent-style-name="Standard">
      <style:paragraph-properties fo:text-align="center" style:justify-single-word="false"/>
      <style:text-properties officeooo:rsid="000aa118" officeooo:paragraph-rsid="000aa118"/>
    </style:style>
    <style:style style:name="P4" style:family="paragraph" style:parent-style-name="Standard">
      <style:paragraph-properties fo:text-align="start" style:justify-single-word="false"/>
      <style:text-properties officeooo:rsid="0008d08a" officeooo:paragraph-rsid="0008d08a"/>
    </style:style>
    <style:style style:name="P5" style:family="paragraph" style:parent-style-name="Standard">
      <style:paragraph-properties fo:text-align="center" style:justify-single-word="false"/>
      <style:text-properties officeooo:rsid="000aa118" officeooo:paragraph-rsid="000aa118"/>
    </style:style>
    <style:style style:name="P6" style:family="paragraph" style:parent-style-name="Standard">
      <style:paragraph-properties fo:text-align="center" style:justify-single-word="false"/>
      <style:text-properties officeooo:rsid="000bd6b6" officeooo:paragraph-rsid="000bd6b6"/>
    </style:style>
    <style:style style:name="T1" style:family="text">
      <style:text-properties officeooo:rsid="0008d0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MIJN GEZONDHEID DIGITAAL</text:p>
      <text:p text:style-name="P1"/>
      <text:p text:style-name="P1"/>
      <text:p text:style-name="P2">Neem je graag een kijkje in je medisch dossier? <text:s/>Wil je weten welke geneesmiddelen je nog niet hebt afgehaald bij de apotheker? <text:s/>Wat staat er in het rapport van de specialist bij wie ik onlangs ben geweest? <text:s/>Welke arts kan mijn dossier inkijken, welke niet? <text:s/><text:span text:style-name="T1">Ik wil aan een familielid toelating geven om mijn dossier in te kijken, hoe doe ik dat? <text:s/></text:span></text:p>
      <text:p text:style-name="P2"/>
      <text:p text:style-name="P4">Dit alles is mogelijk als je beschikt over een computer of een smartphone, en nog meer:</text:p>
      <text:p text:style-name="P2"/>
      <text:p text:style-name="P2">- <text:span text:style-name="T1">een app om de spoeddiensten te verwittigen met de precieze locatie waar je bent</text:span></text:p>
      <text:p text:style-name="P2">- <text:span text:style-name="T1">toegang tot formulieren om je wilsverklaringen op te stellen of een zorgvolmacht te geven</text:span></text:p>
      <text:p text:style-name="P2">- <text:span text:style-name="T1">een schat van betrouwbare (!!) informatie over ziekte en gezondheid, voeding, alcohol en drugs,<text:line-break/> <text:s/>sexualiteit, ….</text:span></text:p>
      <text:p text:style-name="P2"/>
      <text:p text:style-name="P3">MAANDAG 15 MEI OM 14.30 h</text:p>
      <text:p text:style-name="P3">DE MEERMIN polyvalente zaal</text:p>
      <text:p text:style-name="P3"/>
      <text:p text:style-name="P6">aangeboden door LOKALE OUDERENRAAD <text:s/>WAASMUNSTER</text:p>
      <text:p text:style-name="P3">voordrachtgever: Eric De Groote, huisarts (op rust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ric De Groote</meta:initial-creator>
    <meta:creation-date>2023-03-27T17:35:45.662887799</meta:creation-date>
    <meta:generator>LibreOffice/7.3.7.2$Linux_X86_64 LibreOffice_project/30$Build-2</meta:generator>
    <dc:date>2023-03-27T18:27:29.646430540</dc:date>
    <dc:creator>Eric De Groote</dc:creator>
    <meta:editing-duration>PT8M15S</meta:editing-duration>
    <meta:editing-cycles>2</meta:editing-cycles>
    <meta:document-statistic meta:table-count="0" meta:image-count="0" meta:object-count="0" meta:page-count="1" meta:paragraph-count="10" meta:word-count="150" meta:character-count="897" meta:non-whitespace-character-count="747"/>
  </office:meta>
</office:document-meta>
</file>